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0.5pt" officeooo:paragraph-rsid="006a0795" style:font-name-asian="Noto Sans CJK KR" style:font-size-asian="10.5pt" style:font-size-complex="10.5pt"/>
    </style:style>
    <style:style style:name="P2" style:family="paragraph" style:parent-style-name="Text_20_body">
      <style:paragraph-properties fo:text-align="start" style:justify-single-word="false"/>
      <style:text-properties fo:font-size="10.5pt" officeooo:paragraph-rsid="006dff23" style:font-name-asian="Noto Sans CJK KR" style:font-size-asian="10.5pt" style:font-size-complex="10.5pt"/>
    </style:style>
    <style:style style:name="P3" style:family="paragraph" style:parent-style-name="Text_20_body">
      <style:paragraph-properties fo:text-align="start" style:justify-single-word="false"/>
      <style:text-properties fo:font-size="10.5pt" officeooo:rsid="006f8883" officeooo:paragraph-rsid="006f8883" style:font-name-asian="Noto Sans CJK KR" style:font-size-asian="10.5pt" style:font-size-complex="10.5pt"/>
    </style:style>
    <style:style style:name="P4" style:family="paragraph" style:parent-style-name="Text_20_body">
      <style:paragraph-properties fo:text-align="start" style:justify-single-word="false"/>
      <style:text-properties fo:font-size="10.5pt" officeooo:rsid="006f8883" officeooo:paragraph-rsid="008360f6" style:font-name-asian="Noto Sans CJK KR" style:font-size-asian="10.5pt" style:font-size-complex="10.5pt"/>
    </style:style>
    <style:style style:name="P5" style:family="paragraph" style:parent-style-name="Text_20_body">
      <style:paragraph-properties fo:text-align="start" style:justify-single-word="false"/>
      <style:text-properties fo:font-size="10.5pt" officeooo:rsid="007132dc" officeooo:paragraph-rsid="007132dc" style:font-name-asian="Noto Sans CJK KR" style:font-size-asian="10.5pt" style:font-size-complex="10.5pt"/>
    </style:style>
    <style:style style:name="P6" style:family="paragraph" style:parent-style-name="Text_20_body">
      <style:paragraph-properties fo:text-align="start" style:justify-single-word="false"/>
      <style:text-properties fo:font-size="10.5pt" officeooo:rsid="007132dc" officeooo:paragraph-rsid="008da95c" style:font-name-asian="Noto Sans CJK KR" style:font-size-asian="10.5pt" style:font-size-complex="10.5pt"/>
    </style:style>
    <style:style style:name="P7" style:family="paragraph" style:parent-style-name="Text_20_body">
      <style:paragraph-properties fo:text-align="start" style:justify-single-word="false"/>
      <style:text-properties fo:font-size="10.5pt" officeooo:rsid="007169a3" officeooo:paragraph-rsid="007169a3" style:font-name-asian="Noto Sans CJK KR" style:font-size-asian="10.5pt" style:font-size-complex="10.5pt"/>
    </style:style>
    <style:style style:name="P8" style:family="paragraph" style:parent-style-name="Text_20_body">
      <style:paragraph-properties fo:text-align="start" style:justify-single-word="false"/>
      <style:text-properties fo:font-size="10.5pt" officeooo:rsid="0073ae64" officeooo:paragraph-rsid="0073ae64" style:font-name-asian="Noto Sans CJK KR" style:font-size-asian="10.5pt" style:font-size-complex="10.5pt"/>
    </style:style>
    <style:style style:name="P9" style:family="paragraph" style:parent-style-name="Text_20_body">
      <style:paragraph-properties fo:text-align="start" style:justify-single-word="false"/>
      <style:text-properties fo:font-size="10.5pt" officeooo:rsid="00788e5a" officeooo:paragraph-rsid="00788e5a" style:font-name-asian="Noto Sans CJK KR" style:font-size-asian="10.5pt" style:font-size-complex="10.5pt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f0f0f" fo:font-size="10.5pt" fo:letter-spacing="normal" officeooo:rsid="007132dc" officeooo:paragraph-rsid="007132dc" style:font-name-asian="Roboto" style:font-size-asian="10.5pt" style:font-style-asian="normal" style:font-weight-asian="normal" style:font-size-complex="10.5pt"/>
    </style:style>
    <style:style style:name="P11" style:family="paragraph" style:parent-style-name="Title">
      <style:paragraph-properties fo:text-align="start" style:justify-single-word="false"/>
      <style:text-properties fo:font-size="10.5pt" officeooo:paragraph-rsid="006a0795" style:font-name-asian="Noto Sans CJK KR" style:font-size-asian="10.5pt" style:font-size-complex="10.5pt"/>
    </style:style>
    <style:style style:name="T1" style:family="text">
      <style:text-properties officeooo:rsid="007169a3"/>
    </style:style>
    <style:style style:name="T2" style:family="text">
      <style:text-properties officeooo:rsid="007719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真理不難看見的煙火人間</text:p>
      <text:p text:style-name="P2"><text:line-break/>製造信息的麻花，用垃圾掩蓋真相，是他們的慣用伎倆。但 不管他們如何攪渾水，真理其實不難發現，一個真正的人間，應該有以下幾個基本標準：</text:p>
      <text:p text:style-name="P1"/>
      <text:p text:style-name="P3">1. 去中心化的真正信息自由</text:p>
      <text:p text:style-name="P3">2. 限制資本，不能讓其成爲慈禧</text:p>
      <text:p text:style-name="P4">3. 約束宗教團體，不參合政治，不參合資本，即大三權分立！以文化修心爲主，宗教撫心爲輔。</text:p>
      <text:p text:style-name="P7">4. 政治三權分立</text:p>
      <text:p text:style-name="P5"><text:span text:style-name="T1">5</text:span>. 這點最重要，一定要以心學爲第一位！ 心學是解決人生和社會問題的根本！ 儒家禮學在日本和韓國紮了根，在中國卻斷了根。但文化禮教少了心是不夠的，多的是禮多而無心！心學的修心才是這個世界是煙火人間的根本之根本！</text:p>
      <text:p text:style-name="P8">6. 堅決不搞單極政府，不管是世界還是國家！</text:p>
      <text:p text:style-name="P9">7. 反對和制止人腦科技和克隆技術。順應天道，不做僞神去改變自然世界！廢除微波腦控，禁止微波組網，限制人工智能，制約工業化！尊重和接受人類的不足！敬畏生命！順應天道，而不是用科技去逆天道！</text:p>
      <text:p text:style-name="P5"/>
      <text:p text:style-name="P5">資本坐莊的資本主義弊端是：大衆看不到真正的屠夫在用資本控制着世界！這個才是近百年來不倒臺的皇權，而且是世界單極的皇權！不受制約的資本主義是一個豬羣人類社會的坑！全球主義是它們的外衣！其最終目標是消滅各國政府，形成單極的政府。用<text:span text:style-name="T2">5G/6G 微波腦控管理全人類。這比共產主義還恐怖！</text:span></text:p>
      <text:p text:style-name="P5"/>
      <text:p text:style-name="P6">它們用外星高科技玩腦控，操控人類心智，它們在用我做實驗積累數據，還玩克隆人的把戲。</text:p>
      <text:p text:style-name="P6"/>
      <text:p text:style-name="P6">只要有團體支持前面的人間七個標準，都是在做真正人事的有良知的組織！那些天天在扯犢子爭共產主義好還是資本主義好，口水吐了一地，問題卻沒談到本質，而且也大多不敢談本質！大多是在幫這些全球主義者攪渾水的！目前沒有一個國家的限制是合格的！包括美國！反而它是資本大鱷魚的老巢，在積極推進資本全球化，實踐全球單一政府！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4820*" fo:start-indent="0in" fo:end-indent="0.1in"/>
          <style:column style:rel-width="4821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10T23:42:49.143306312</dc:date>
    <meta:editing-duration>PT3H45M47S</meta:editing-duration>
    <meta:editing-cycles>106</meta:editing-cycles>
    <meta:document-statistic meta:table-count="0" meta:image-count="0" meta:object-count="0" meta:page-count="1" meta:paragraph-count="12" meta:word-count="692" meta:character-count="715" meta:non-whitespace-character-count="703"/>
  </office:meta>
</office:document-meta>
</file>